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rsid="001788f8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7">
      <style:text-properties officeooo:paragraph-rsid="00169a50"/>
    </style:style>
    <style:style style:name="P10" style:family="paragraph" style:parent-style-name="Text_20_body">
      <style:text-properties officeooo:rsid="00169a50" officeooo:paragraph-rsid="00169a50"/>
    </style:style>
    <style:style style:name="P11" style:family="paragraph" style:parent-style-name="Text_20_body">
      <style:text-properties officeooo:rsid="00169a50" officeooo:paragraph-rsid="0022b8a3"/>
    </style:style>
    <style:style style:name="P12" style:family="paragraph" style:parent-style-name="Text_20_body">
      <style:text-properties officeooo:rsid="00169a50" officeooo:paragraph-rsid="001f6132"/>
    </style:style>
    <style:style style:name="P13" style:family="paragraph" style:parent-style-name="Text_20_body">
      <style:text-properties officeooo:rsid="00169a50" officeooo:paragraph-rsid="00243ff2"/>
    </style:style>
    <style:style style:name="P14" style:family="paragraph" style:parent-style-name="Text_20_body">
      <style:text-properties officeooo:rsid="001788f8" officeooo:paragraph-rsid="0024b217"/>
    </style:style>
    <style:style style:name="P15" style:family="paragraph" style:parent-style-name="Text_20_body">
      <style:text-properties officeooo:rsid="001788f8" officeooo:paragraph-rsid="00267ebf"/>
    </style:style>
    <style:style style:name="P16" style:family="paragraph" style:parent-style-name="Text_20_body">
      <style:text-properties officeooo:rsid="001788f8" officeooo:paragraph-rsid="00291796"/>
    </style:style>
    <style:style style:name="P17" style:family="paragraph" style:parent-style-name="Text_20_body">
      <style:text-properties officeooo:rsid="001788f8" officeooo:paragraph-rsid="0029be78"/>
    </style:style>
    <style:style style:name="P18" style:family="paragraph" style:parent-style-name="Text_20_body">
      <style:text-properties officeooo:rsid="001ac7ca" officeooo:paragraph-rsid="001ac7ca"/>
    </style:style>
    <style:style style:name="P19" style:family="paragraph" style:parent-style-name="Text_20_body">
      <style:text-properties officeooo:rsid="001c7471" officeooo:paragraph-rsid="001c7471"/>
    </style:style>
    <style:style style:name="P20" style:family="paragraph" style:parent-style-name="Text_20_body">
      <style:text-properties officeooo:rsid="001c7471" officeooo:paragraph-rsid="001f6132"/>
    </style:style>
    <style:style style:name="P21" style:family="paragraph" style:parent-style-name="Text_20_body">
      <style:text-properties officeooo:rsid="001c7471" officeooo:paragraph-rsid="0020c3ee"/>
    </style:style>
    <style:style style:name="P22" style:family="paragraph" style:parent-style-name="Text_20_body">
      <style:text-properties officeooo:rsid="001f6132" officeooo:paragraph-rsid="001f6132"/>
    </style:style>
    <style:style style:name="P23" style:family="paragraph" style:parent-style-name="Text_20_body">
      <style:text-properties officeooo:rsid="001f6132" officeooo:paragraph-rsid="0020c3ee"/>
    </style:style>
    <style:style style:name="P24" style:family="paragraph" style:parent-style-name="Text_20_body">
      <style:text-properties officeooo:rsid="001f6132" officeooo:paragraph-rsid="0022b8a3"/>
    </style:style>
    <style:style style:name="P25" style:family="paragraph" style:parent-style-name="Text_20_body">
      <style:text-properties officeooo:rsid="0020c3ee" officeooo:paragraph-rsid="0020c3ee"/>
    </style:style>
    <style:style style:name="P26" style:family="paragraph" style:parent-style-name="Text_20_body">
      <style:text-properties officeooo:rsid="0022b8a3" officeooo:paragraph-rsid="0022b8a3"/>
    </style:style>
    <style:style style:name="P27" style:family="paragraph" style:parent-style-name="Text_20_body">
      <style:text-properties officeooo:rsid="0024b217" officeooo:paragraph-rsid="0024b217"/>
    </style:style>
    <style:style style:name="P28" style:family="paragraph" style:parent-style-name="Text_20_body">
      <style:text-properties officeooo:rsid="00291796" officeooo:paragraph-rsid="00291796"/>
    </style:style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Text_20_body" style:list-style-name="L13"/>
    <style:style style:name="P35" style:family="paragraph" style:parent-style-name="Text_20_body" style:list-style-name="L14"/>
    <style:style style:name="P36" style:family="paragraph" style:parent-style-name="Text_20_body" style:list-style-name="L15"/>
    <style:style style:name="P37" style:family="paragraph" style:parent-style-name="Text_20_body" style:list-style-name="L16"/>
    <style:style style:name="P38" style:family="paragraph" style:parent-style-name="Text_20_body" style:list-style-name="L17"/>
    <style:style style:name="P39" style:family="paragraph" style:parent-style-name="Text_20_body" style:list-style-name="L18"/>
    <style:style style:name="P40" style:family="paragraph" style:parent-style-name="Text_20_body" style:list-style-name="L19"/>
    <style:style style:name="T1" style:family="text">
      <style:text-properties officeooo:rsid="0015787f"/>
    </style:style>
    <style:style style:name="T2" style:family="text">
      <style:text-properties officeooo:rsid="001788f8"/>
    </style:style>
    <style:style style:name="T3" style:family="text">
      <style:text-properties officeooo:rsid="00194bb6"/>
    </style:style>
    <style:style style:name="T4" style:family="text">
      <style:text-properties officeooo:rsid="001ac7ca"/>
    </style:style>
    <style:style style:name="T5" style:family="text">
      <style:text-properties officeooo:rsid="001dcd10"/>
    </style:style>
    <style:style style:name="T6" style:family="text">
      <style:text-properties officeooo:rsid="001f6132"/>
    </style:style>
    <style:style style:name="T7" style:family="text">
      <style:text-properties officeooo:rsid="0020c3ee"/>
    </style:style>
    <style:style style:name="T8" style:family="text">
      <style:text-properties officeooo:rsid="0022b8a3"/>
    </style:style>
    <style:style style:name="T9" style:family="text">
      <style:text-properties officeooo:rsid="00243ff2"/>
    </style:style>
    <style:style style:name="T10" style:family="text">
      <style:text-properties officeooo:rsid="0024b217"/>
    </style:style>
    <style:style style:name="T11" style:family="text">
      <style:text-properties officeooo:rsid="00267ebf"/>
    </style:style>
    <style:style style:name="T12" style:family="text">
      <style:text-properties officeooo:rsid="00283bfd"/>
    </style:style>
    <style:style style:name="T13" style:family="text">
      <style:text-properties officeooo:rsid="00291796"/>
    </style:style>
    <style:style style:name="T14" style:family="text">
      <style:text-properties officeooo:rsid="0029be7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pecifiche del Modulo per la Gestione <text:span text:style-name="T9">Percorsi in una Mappa </text:span>di Solidi di Rotazione</text:h>
      <text:p text:style-name="Text_20_body"/>
      <text:p text:style-name="Text_20_body"/>
      <text:p text:style-name="Text_20_body"><text:span text:style-name="Strong_20_Emphasis">Specifiche del Modulo per la Gestione dei Percorsi in una Mappa di Solidi di Rotazione</text:span></text:p>
      <text:p text:style-name="Text_20_body">Il modulo ha lo scopo di gestire oggetti che rappresentano solidi di rotazione – nello specifico, parallelepipedi e aggregati di parallelepipedi intersecanti – posizionati su una mappa tridimensionale. La mappa è definita in un sistema di coordinate cartesiane (x, y, z), dove l’asse z indica l’altezza dei parallelepipedi. Il modulo deve essere in grado di determinare il percorso più breve tra due punti, calcolando i punti intermedi necessari per evitare l’intersezione con qualsiasi solido presente.</text:p>
      <text:p text:style-name="Horizontal_20_Line"/>
      <text:h text:style-name="Heading_20_3" text:outline-level="3">1. Librerie Utilizzabili</text:h>
      <text:p text:style-name="Text_20_body">Il modulo può utilizzare funzioni e classi delle seguenti librerie, ampiamente riconosciute dalla comunità Python:</text:p>
      <text:list text:style-name="L8">
        <text:list-item>
          <text:p text:style-name="P29"><text:span text:style-name="Strong_20_Emphasis">SymPy</text:span></text:p>
        </text:list-item>
        <text:list-item>
          <text:p text:style-name="P29"><text:span text:style-name="Strong_20_Emphasis">NumPy</text:span></text:p>
        </text:list-item>
        <text:list-item>
          <text:p text:style-name="P29"><text:span text:style-name="Strong_20_Emphasis">Math</text:span></text:p>
        </text:list-item>
        <text:list-item>
          <text:p text:style-name="P29"><text:span text:style-name="Strong_20_Emphasis">heapq</text:span></text:p>
        </text:list-item>
        <text:list-item>
          <text:p text:style-name="P29">Altre librerie comuni per la gestione di oggetti geometrici e operazioni matematiche</text:p>
        </text:list-item>
      </text:list>
      <text:p text:style-name="Horizontal_20_Line"/>
      <text:h text:style-name="Heading_20_3" text:outline-level="3">2. Struttura e Funzionalità del Modulo</text:h>
      <text:h text:style-name="Heading_20_4" text:outline-level="4">2.1 Definizione delle Classi dei Solidi</text:h>
      <text:p text:style-name="Text_20_body">Il modulo deve definire una gerarchia di classi per rappresentare i solidi:</text:p>
      <text:list text:style-name="L9">
        <text:list-item>
          <text:p text:style-name="P30"><text:span text:style-name="Strong_20_Emphasis">SolidoParallelepipedo</text:span></text:p>
          <text:list>
            <text:list-item>
              <text:p text:style-name="P30">Rappresenta un parallelepipedo singolo a base quadrata.</text:p>
            </text:list-item>
          </text:list>
        </text:list-item>
        <text:list-item>
          <text:p text:style-name="P30"><text:span text:style-name="Strong_20_Emphasis">SolidoComposto</text:span></text:p>
          <text:list>
            <text:list-item>
              <text:p text:style-name="P30">Rappresenta un solido ottenuto dall’unione di due o più parallelepipedi intersecanti.</text:p>
            </text:list-item>
          </text:list>
        </text:list-item>
      </text:list>
      <text:p text:style-name="Text_20_body">Entrambe le classi devono implementare metodi per:</text:p>
      <text:list text:style-name="L10">
        <text:list-item>
          <text:p text:style-name="P31">Verificare se un punto (x, y, z), un segmento o una linea interseca la superficie del solido.</text:p>
        </text:list-item>
        <text:list-item>
          <text:p text:style-name="P31">Verificare se un altro solido (di tipo SolidoParallelepipedo o SolidoComposto) interseca la superficie del solido corrente.</text:p>
        </text:list-item>
      </text:list>
      <text:p text:style-name="Text_20_body">Per la rappresentazione dei punti, delle linee e dei segmenti si utilizzano le classi <text:span text:style-name="Source_20_Text">Point</text:span>, <text:span text:style-name="Source_20_Text">Line</text:span> e <text:span text:style-name="Source_20_Text">Segment</text:span> della libreria <text:span text:style-name="Strong_20_Emphasis">SymPy</text:span>.</text:p>
      <text:h text:style-name="Heading_20_4" text:outline-level="4"><text:soft-page-break/>2.2 Posizionamento dei Solidi sulla Mappa</text:h>
      <text:p text:style-name="Text_20_body">Il modulo deve fornire funzioni per:</text:p>
      <text:list text:style-name="L11">
        <text:list-item>
          <text:p text:style-name="P32">Posizionare un singolo parallelepipedo sulla mappa.</text:p>
        </text:list-item>
        <text:list-item>
          <text:p text:style-name="P32">Posizionare una lista di parallelepipedi sulla mappa.</text:p>
        </text:list-item>
      </text:list>
      <text:h text:style-name="Heading_20_4" text:outline-level="4">2.3 Riconoscimento e Gestione dei Solidi Composti</text:h>
      <text:p text:style-name="Text_20_body">Il modulo deve implementare una funzione che:</text:p>
      <text:list text:style-name="L12">
        <text:list-item>
          <text:p text:style-name="P33">Analizza la posizione di tutti i parallelepipedi presenti sulla mappa.</text:p>
        </text:list-item>
        <text:list-item>
          <text:p text:style-name="P33">Identifica i gruppi di parallelepipedi che si intersecano.</text:p>
        </text:list-item>
      </text:list>
      <text:p text:style-name="Text_20_body">Per ciascun gruppo individuato, la funzione deve:</text:p>
      <text:list text:style-name="L13">
        <text:list-item>
          <text:p text:style-name="P34">Creare un oggetto <text:span text:style-name="Strong_20_Emphasis">SolidoComposto</text:span> che rappresenta l’unione dei parallelepipedi intersecanti.</text:p>
        </text:list-item>
        <text:list-item>
          <text:p text:style-name="P34">Assicurare che la superficie esterna del solido composto sia definita dall’unione delle superfici esterne dei parallelepipedi e dalle porzioni di superficie relative alle intersezioni.</text:p>
        </text:list-item>
      </text:list>
      <text:p text:style-name="Text_20_body">La superficie del solido composto può essere rappresentata tramite una lista di segmenti che definiscono il perimetro della base, ognuno dei quali possiede una propria altezza. Questi segmenti derivano:</text:p>
      <text:list text:style-name="L14">
        <text:list-item>
          <text:p text:style-name="P35">Dai lati delle basi dei parallelepipedi.</text:p>
        </text:list-item>
        <text:list-item>
          <text:p text:style-name="P35">Dalle porzioni di lato risultanti dall’intersezione tra le basi.</text:p>
        </text:list-item>
      </text:list>
      <text:p text:style-name="Text_20_body">La funzione deve restituire una lista composta da:</text:p>
      <text:list text:style-name="L15">
        <text:list-item>
          <text:p text:style-name="P36">Oggetti <text:span text:style-name="Strong_20_Emphasis">SolidoParallelepipedo</text:span> (per quelli che non si intersecano).</text:p>
        </text:list-item>
        <text:list-item>
          <text:p text:style-name="P36">Oggetti <text:span text:style-name="Strong_20_Emphasis">SolidoComposto</text:span> (per i gruppi di parallelepipedi intersecanti).</text:p>
        </text:list-item>
      </text:list>
      <text:h text:style-name="Heading_20_4" text:outline-level="4">2.4 Rilevamento delle Intersezioni</text:h>
      <text:p text:style-name="Text_20_body">Il modulo deve fornire funzioni per verificare se:</text:p>
      <text:list text:style-name="L16">
        <text:list-item>
          <text:p text:style-name="P37">Un punto (x, y, z) appartiene a un solido presente sulla mappa.</text:p>
        </text:list-item>
        <text:list-item>
          <text:p text:style-name="P37">Un segmento (definito dai suoi estremi) interseca un solido.</text:p>
        </text:list-item>
        <text:list-item>
          <text:p text:style-name="P37">Una linea interseca un solido.</text:p>
        </text:list-item>
      </text:list>
      <text:h text:style-name="Heading_20_4" text:outline-level="4">2.5 Creazione dei Percorsi</text:h>
      <text:p text:style-name="Text_20_body">Il modulo deve implementare funzioni per creare un percorso da un punto di partenza (start) a un punto di arrivo (end), evitando l’intersezione con qualsiasi <text:span text:style-name="Strong_20_Emphasis">SolidoParallelepipedo</text:span> o <text:span text:style-name="Strong_20_Emphasis">SolidoComposto</text:span> presenti sulla mappa (definita nel sistema cartesiano x, y, z).</text:p>
      <text:p text:style-name="Text_20_body">Per definire i percorsi, devono essere implementate le seguenti classi:</text:p>
      <text:list text:style-name="L17">
        <text:list-item>
          <text:p text:style-name="P38"><text:span text:style-name="Strong_20_Emphasis">Waypoint</text:span></text:p>
          <text:list>
            <text:list-item>
              <text:p text:style-name="P38">Rappresenta un punto del percorso.</text:p>
            </text:list-item>
            <text:list-item>
              <text:p text:style-name="P38"><text:soft-page-break/>Proprietà principali:</text:p>
              <text:list>
                <text:list-item>
                  <text:p text:style-name="P38"><text:span text:style-name="Source_20_Text">name</text:span>: stringa del tipo “wp_x”, dove <text:span text:style-name="Emphasis">x</text:span> è un numero progressivo.</text:p>
                </text:list-item>
                <text:list-item>
                  <text:p text:style-name="P38"><text:span text:style-name="Source_20_Text">point</text:span>: oggetto <text:span text:style-name="Strong_20_Emphasis">Point3D</text:span> che indica la posizione sulla mappa.</text:p>
                </text:list-item>
              </text:list>
            </text:list-item>
            <text:list-item>
              <text:p text:style-name="P38">Metodi:</text:p>
              <text:list>
                <text:list-item>
                  <text:p text:style-name="P38">Getter e setter mediante le decorazioni <text:span text:style-name="Source_20_Text">@property</text:span> e <text:span text:style-name="Source_20_Text">@setter</text:span>.</text:p>
                </text:list-item>
                <text:list-item>
                  <text:p text:style-name="P38"><text:span text:style-name="Source_20_Text">point2d()</text:span>: restituisce un oggetto <text:span text:style-name="Strong_20_Emphasis">Point2D</text:span>.</text:p>
                </text:list-item>
              </text:list>
            </text:list-item>
          </text:list>
        </text:list-item>
        <text:list-item>
          <text:p text:style-name="P38"><text:span text:style-name="Strong_20_Emphasis">Edge</text:span></text:p>
          <text:list>
            <text:list-item>
              <text:p text:style-name="P38">Rappresenta il segmento che collega due Waypoint consecutivi.</text:p>
            </text:list-item>
            <text:list-item>
              <text:p text:style-name="P38">Proprietà principali:</text:p>
              <text:list>
                <text:list-item>
                  <text:p text:style-name="P38"><text:span text:style-name="Source_20_Text">name</text:span>: stringa formata dai nomi dei due Waypoint, ad esempio “edg_x_y” dove <text:span text:style-name="Emphasis">x</text:span> e <text:span text:style-name="Emphasis">y</text:span> sono i numeri progressivi.</text:p>
                </text:list-item>
                <text:list-item>
                  <text:p text:style-name="P38"><text:span text:style-name="Source_20_Text">wp_A</text:span>: il primo <text:span text:style-name="Strong_20_Emphasis">Waypoint</text:span>.</text:p>
                </text:list-item>
                <text:list-item>
                  <text:p text:style-name="P38"><text:span text:style-name="Source_20_Text">wp_B</text:span>: il secondo <text:span text:style-name="Strong_20_Emphasis">Waypoint</text:span>.</text:p>
                </text:list-item>
                <text:list-item>
                  <text:p text:style-name="P38"><text:span text:style-name="Source_20_Text">length</text:span>: valore float che rappresenta la lunghezza del segmento tra <text:span text:style-name="Source_20_Text">wp_A</text:span> e <text:span text:style-name="Source_20_Text">wp_B</text:span>.</text:p>
                </text:list-item>
              </text:list>
            </text:list-item>
            <text:list-item>
              <text:p text:style-name="P38">Metodi:</text:p>
              <text:list>
                <text:list-item>
                  <text:p text:style-name="P38">Getter e setter tramite <text:span text:style-name="Source_20_Text">@property</text:span> e <text:span text:style-name="Source_20_Text">@setter</text:span>.</text:p>
                </text:list-item>
                <text:list-item>
                  <text:p text:style-name="P38"><text:span text:style-name="Source_20_Text">intersectSolid()</text:span>: restituisce una coppia composta da un booleano e un oggetto <text:span text:style-name="Strong_20_Emphasis">Point3D</text:span>; se l’Edge interseca un solido (sia un <text:span text:style-name="Strong_20_Emphasis">SolidoParallelepipedo</text:span> sia un <text:span text:style-name="Strong_20_Emphasis">SolidoComposto</text:span>), il metodo restituisce <text:span text:style-name="Source_20_Text">True</text:span> e il punto di intersezione, altrimenti <text:span text:style-name="Source_20_Text">False</text:span> e <text:span text:style-name="Source_20_Text">None</text:span>.</text:p>
                </text:list-item>
              </text:list>
            </text:list-item>
          </text:list>
        </text:list-item>
        <text:list-item>
          <text:p text:style-name="P38"><text:span text:style-name="Strong_20_Emphasis">Route</text:span></text:p>
          <text:list>
            <text:list-item>
              <text:p text:style-name="P38">Rappresenta un percorso che collega un punto di inizio (start) a un punto di fine (end).</text:p>
            </text:list-item>
            <text:list-item>
              <text:p text:style-name="P38">Proprietà principali:</text:p>
              <text:list>
                <text:list-item>
                  <text:p text:style-name="P38"><text:span text:style-name="Source_20_Text">name</text:span>: stringa identificativa.</text:p>
                </text:list-item>
                <text:list-item>
                  <text:p text:style-name="P38"><text:span text:style-name="Source_20_Text">edges</text:span>: lista di oggetti di tipo <text:span text:style-name="Strong_20_Emphasis">Edge</text:span>.</text:p>
                </text:list-item>
              </text:list>
            </text:list-item>
            <text:list-item>
              <text:p text:style-name="P38">Metodi:</text:p>
              <text:list>
                <text:list-item>
                  <text:p text:style-name="P38">Getter e setter tramite <text:span text:style-name="Source_20_Text">@property</text:span> e <text:span text:style-name="Source_20_Text">@setter</text:span>.</text:p>
                </text:list-item>
                <text:list-item>
                  <text:p text:style-name="P38"><text:span text:style-name="Source_20_Text">length()</text:span>: restituisce la lunghezza totale del percorso come valore float.</text:p>
                </text:list-item>
              </text:list>
            </text:list-item>
          </text:list>
        </text:list-item>
      </text:list>
      <text:p text:style-name="Text_20_body"><text:span text:style-name="Strong_20_Emphasis">Input per la Creazione del Percorso</text:span></text:p>
      <text:p text:style-name="Text_20_body">La funzione per la creazione dei percorsi riceve come input:</text:p>
      <text:list text:style-name="L18">
        <text:list-item>
          <text:p text:style-name="P39">Il <text:span text:style-name="Strong_20_Emphasis">Waypoint</text:span> iniziale (<text:span text:style-name="Source_20_Text">wp_start</text:span>) e quello finale (<text:span text:style-name="Source_20_Text">wp_end</text:span>).</text:p>
        </text:list-item>
        <text:list-item>
          <text:p text:style-name="P39"><text:soft-page-break/>Le altezze minima (<text:span text:style-name="Source_20_Text">altitude_min</text:span>) e massima (<text:span text:style-name="Source_20_Text">altitude_max</text:span>) consentite, che devono rispettare la condizione:<text:line-break/><text:span text:style-name="Source_20_Text">altitude_min &lt;= point.z &lt;= altitude_max</text:span> per ogni Waypoint creato.</text:p>
        </text:list-item>
      </text:list>
      <text:p text:style-name="Text_20_body"><text:span text:style-name="Strong_20_Emphasis">Algoritmo per la Creazione del Percorso</text:span></text:p>
      <text:list text:style-name="L19">
        <text:list-item>
          <text:p text:style-name="P40"><text:span text:style-name="Strong_20_Emphasis">Tentativo Iniziale:</text:span></text:p>
          <text:list>
            <text:list-item>
              <text:p text:style-name="P40">Si definisce come primo tentativo un <text:span text:style-name="Strong_20_Emphasis">Edge</text:span> che collega <text:span text:style-name="Source_20_Text">wp_start</text:span> a <text:span text:style-name="Source_20_Text">wp_end</text:span>.</text:p>
            </text:list-item>
            <text:list-item>
              <text:p text:style-name="P40">Se questo <text:span text:style-name="Strong_20_Emphasis">Edge</text:span> non interseca alcun solido (sia un <text:span text:style-name="Strong_20_Emphasis">SolidoParallelepipedo</text:span> sia un <text:span text:style-name="Strong_20_Emphasis">SolidoComposto</text:span>), il percorso viene considerato valido e la funzione restituisce un oggetto <text:span text:style-name="Strong_20_Emphasis">Route</text:span> contenente tale <text:span text:style-name="Strong_20_Emphasis">Edge</text:span>.</text:p>
            </text:list-item>
          </text:list>
        </text:list-item>
        <text:list-item>
          <text:p text:style-name="P40"><text:span text:style-name="Strong_20_Emphasis">Gestione delle Intersezioni:</text:span></text:p>
          <text:list>
            <text:list-item>
              <text:p text:style-name="P40">Se l’<text:span text:style-name="Strong_20_Emphasis">Edge</text:span> interseca un solido, si verifica:</text:p>
              <text:list>
                <text:list-item>
                  <text:p text:style-name="P40">Se l’altezza del solido intersecato è inferiore a <text:span text:style-name="Source_20_Text">altitude_max</text:span> o se la base del solido si trova al di sopra di <text:span text:style-name="Source_20_Text">altitude_min</text:span>, allora si crea un nuovo <text:span text:style-name="Strong_20_Emphasis">Edge</text:span>:</text:p>
                  <text:list>
                    <text:list-item>
                      <text:p text:style-name="P40">Il primo punto (<text:span text:style-name="Source_20_Text">wp_A</text:span>) rimane invariato.</text:p>
                    </text:list-item>
                    <text:list-item>
                      <text:p text:style-name="P40">Il secondo punto (<text:span text:style-name="Source_20_Text">wp_B</text:span>) è un nuovo <text:span text:style-name="Strong_20_Emphasis">Waypoint</text:span> creato a partire dal punto d’intersezione, con la coordinata z sostituita da <text:span text:style-name="Source_20_Text">altitude_min</text:span> oppure <text:span text:style-name="Source_20_Text">altitude_max</text:span> in base alla condizione verificata.</text:p>
                    </text:list-item>
                  </text:list>
                </text:list-item>
                <text:list-item>
                  <text:p text:style-name="P40">Se la condizione precedente non è soddisfatta, si crea un nuovo <text:span text:style-name="Strong_20_Emphasis">Edge</text:span> in cui:</text:p>
                  <text:list>
                    <text:list-item>
                      <text:p text:style-name="P40"><text:span text:style-name="Source_20_Text">wp_A</text:span> è lo stesso del <text:span text:style-name="Strong_20_Emphasis">Edge</text:span> intersecante.</text:p>
                    </text:list-item>
                    <text:list-item>
                      <text:p text:style-name="P40"><text:span text:style-name="Source_20_Text">wp_B</text:span> è un nuovo <text:span text:style-name="Strong_20_Emphasis">Waypoint</text:span> creato con il punto d’intersezione reale sul solido.</text:p>
                    </text:list-item>
                  </text:list>
                </text:list-item>
              </text:list>
            </text:list-item>
            <text:list-item>
              <text:p text:style-name="P40">Dopo questo primo adeguamento, si generano ulteriori <text:span text:style-name="Strong_20_Emphasis">Edge</text:span> che seguono segmenti complanari alla superficie del solido, fino a raggiungere il secondo punto d’intersezione (questo punto diventerà il <text:span text:style-name="Source_20_Text">wp_B</text:span> dell’ultimo <text:span text:style-name="Strong_20_Emphasis">Edge</text:span> della fase).</text:p>
            </text:list-item>
            <text:list-item>
              <text:p text:style-name="P40">Il procedimento viene ripetuto, considerando il nuovo <text:span text:style-name="Strong_20_Emphasis">Waypoint</text:span> come punto di partenza (<text:span text:style-name="Source_20_Text">wp_A</text:span>) e <text:span text:style-name="Source_20_Text">wp_end</text:span> come destinazione, fino a completare il percorso.</text:p>
            </text:list-item>
          </text:list>
        </text:list-item>
        <text:list-item>
          <text:p text:style-name="P40"><text:span text:style-name="Strong_20_Emphasis">Eccezioni:</text:span></text:p>
          <text:list>
            <text:list-item>
              <text:p text:style-name="P40">I solidi che includono nel loro volume i punti <text:span text:style-name="Source_20_Text">wp_start</text:span> e <text:span text:style-name="Source_20_Text">wp_end</text:span> vengono esclusi dal calcolo del percorso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8:17:50.795520477</meta:creation-date>
    <dc:date>2025-03-28T18:24:06.496468488</dc:date>
    <meta:editing-duration>PT3H46M13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4" meta:paragraph-count="92" meta:word-count="1022" meta:character-count="6530" meta:non-whitespace-character-count="5665"/>
  </office:meta>
</office:document-meta>
</file>